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38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3.28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G8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4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14" table:default-cell-style-name="ce19"/>
        <table:table-column table:style-name="co4" table:default-cell-style-name="ce19"/>
        <table:table-column table:style-name="co5" table:default-cell-style-name="ce19"/>
        <table:table-column table:style-name="co4" table:number-columns-repeated="2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11" table:default-cell-style-name="ce19"/>
        <table:table-column table:style-name="co15" table:default-cell-style-name="ce19"/>
        <table:table-column table:style-name="co16" table:default-cell-style-name="ce19"/>
        <table:table-column table:style-name="co8" table:default-cell-style-name="ce19"/>
        <table:table-column table:style-name="co17" table:default-cell-style-name="ce19"/>
        <table:table-column table:style-name="co16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4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20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10"/>
            <table:table-cell table:style-name="ce48" office:value-type="string" calcext:value-type="string" table:number-columns-spanned="9" table:number-rows-spanned="1">
              <text:p>中 華 民 國 104 年 8 月 份</text:p>
            </table:table-cell>
            <table:covered-table-cell table:number-columns-repeated="8" table:style-name="ce48"/>
            <table:table-cell table:style-name="ce30"/>
            <table:table-cell table:style-name="ce51" table:number-columns-repeated="2"/>
            <table:table-cell table:style-name="ce30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45"/>
            <table:table-cell table:style-name="ce50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3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1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1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6"/>
            <table:table-cell table:number-columns-repeated="991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30" table:style-name="ce34"/>
            <table:table-cell table:style-name="ce57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91083" calcext:value-type="float">
            <text:p><text:s text:c="3"/>91,083</text:p>
          </table:table-cell>
          <table:table-cell table:style-name="ce35" office:value-type="float" office:value="2846" calcext:value-type="float">
            <text:p><text:s text:c="3"/>2,846</text:p>
          </table:table-cell>
          <table:table-cell table:style-name="ce35" office:value-type="float" office:value="8667" calcext:value-type="float">
            <text:p><text:s text:c="3"/>8,667</text:p>
          </table:table-cell>
          <table:table-cell table:style-name="ce35" office:value-type="float" office:value="7484" calcext:value-type="float">
            <text:p><text:s text:c="3"/>7,484</text:p>
          </table:table-cell>
          <table:table-cell table:style-name="ce35" office:value-type="float" office:value="3050" calcext:value-type="float">
            <text:p><text:s text:c="3"/>3,050</text:p>
          </table:table-cell>
          <table:table-cell table:style-name="ce35" office:value-type="float" office:value="3391" calcext:value-type="float">
            <text:p><text:s text:c="3"/>3,391</text:p>
          </table:table-cell>
          <table:table-cell table:style-name="ce35" office:value-type="float" office:value="2174" calcext:value-type="float">
            <text:p><text:s text:c="3"/>2,174</text:p>
          </table:table-cell>
          <table:table-cell table:style-name="ce35" office:value-type="float" office:value="3463" calcext:value-type="float">
            <text:p><text:s text:c="3"/>3,463</text:p>
          </table:table-cell>
          <table:table-cell table:style-name="ce35" office:value-type="float" office:value="10491" calcext:value-type="float">
            <text:p><text:s text:c="3"/>10,491</text:p>
          </table:table-cell>
          <table:table-cell table:style-name="ce35" office:value-type="float" office:value="385" calcext:value-type="float">
            <text:p><text:s text:c="3"/>385</text:p>
          </table:table-cell>
          <table:table-cell table:style-name="ce36" office:value-type="float" office:value="1" calcext:value-type="float">
            <text:p>1</text:p>
          </table:table-cell>
          <table:table-cell table:style-name="ce35" office:value-type="float" office:value="4187" calcext:value-type="float">
            <text:p><text:s text:c="3"/>4,187</text:p>
          </table:table-cell>
          <table:table-cell table:style-name="ce35" office:value-type="float" office:value="43248" calcext:value-type="float">
            <text:p><text:s text:c="3"/>43,248</text:p>
          </table:table-cell>
          <table:table-cell table:style-name="ce35" office:value-type="float" office:value="1684" calcext:value-type="float">
            <text:p><text:s text:c="3"/>1,684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92038" calcext:value-type="float">
            <text:p><text:s text:c="3"/>92,038</text:p>
          </table:table-cell>
          <table:table-cell table:style-name="ce35" office:value-type="float" office:value="5455" calcext:value-type="float">
            <text:p><text:s text:c="3"/>5,455</text:p>
          </table:table-cell>
          <table:table-cell table:style-name="ce35" office:value-type="float" office:value="8139" calcext:value-type="float">
            <text:p><text:s text:c="3"/>8,139</text:p>
          </table:table-cell>
          <table:table-cell table:style-name="ce35" office:value-type="float" office:value="5263" calcext:value-type="float">
            <text:p><text:s text:c="3"/>5,263</text:p>
          </table:table-cell>
          <table:table-cell table:style-name="ce35" office:value-type="float" office:value="5460" calcext:value-type="float">
            <text:p><text:s text:c="3"/>5,460</text:p>
          </table:table-cell>
          <table:table-cell table:style-name="ce35" office:value-type="float" office:value="5759" calcext:value-type="float">
            <text:p><text:s text:c="3"/>5,759</text:p>
          </table:table-cell>
          <table:table-cell table:style-name="ce35" office:value-type="float" office:value="2158" calcext:value-type="float">
            <text:p><text:s text:c="3"/>2,158</text:p>
          </table:table-cell>
          <table:table-cell table:style-name="ce35" office:value-type="float" office:value="3081" calcext:value-type="float">
            <text:p><text:s text:c="3"/>3,081</text:p>
          </table:table-cell>
          <table:table-cell table:style-name="ce35" office:value-type="float" office:value="8253" calcext:value-type="float">
            <text:p><text:s text:c="3"/>8,253</text:p>
          </table:table-cell>
          <table:table-cell table:style-name="ce35" office:value-type="float" office:value="992" calcext:value-type="float">
            <text:p><text:s text:c="3"/>992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4187" calcext:value-type="float">
            <text:p><text:s text:c="3"/>4,187</text:p>
          </table:table-cell>
          <table:table-cell table:style-name="ce35" office:value-type="float" office:value="43248" calcext:value-type="float">
            <text:p><text:s text:c="3"/>43,248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9" office:value-type="float" office:value="-955" calcext:value-type="float">
            <text:p>－955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1890" calcext:value-type="float">
            <text:p><text:s text:c="3"/>41,890</text:p>
          </table:table-cell>
          <table:table-cell table:style-name="ce35" office:value-type="float" office:value="1381" calcext:value-type="float">
            <text:p><text:s text:c="3"/>1,381</text:p>
          </table:table-cell>
          <table:table-cell table:style-name="ce35" office:value-type="float" office:value="4018" calcext:value-type="float">
            <text:p><text:s text:c="3"/>4,018</text:p>
          </table:table-cell>
          <table:table-cell table:style-name="ce35" office:value-type="float" office:value="3530" calcext:value-type="float">
            <text:p><text:s text:c="3"/>3,530</text:p>
          </table:table-cell>
          <table:table-cell table:style-name="ce35" office:value-type="float" office:value="1397" calcext:value-type="float">
            <text:p><text:s text:c="3"/>1,397</text:p>
          </table:table-cell>
          <table:table-cell table:style-name="ce35" office:value-type="float" office:value="1588" calcext:value-type="float">
            <text:p><text:s text:c="3"/>1,588</text:p>
          </table:table-cell>
          <table:table-cell table:style-name="ce35" office:value-type="float" office:value="1027" calcext:value-type="float">
            <text:p><text:s text:c="3"/>1,027</text:p>
          </table:table-cell>
          <table:table-cell table:style-name="ce35" office:value-type="float" office:value="1690" calcext:value-type="float">
            <text:p><text:s text:c="3"/>1,690</text:p>
          </table:table-cell>
          <table:table-cell table:style-name="ce35" office:value-type="float" office:value="4907" calcext:value-type="float">
            <text:p><text:s text:c="3"/>4,907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float" office:value="1888" calcext:value-type="float">
            <text:p><text:s text:c="3"/>1,888</text:p>
          </table:table-cell>
          <table:table-cell table:style-name="ce35" office:value-type="float" office:value="19798" calcext:value-type="float">
            <text:p><text:s text:c="3"/>19,798</text:p>
          </table:table-cell>
          <table:table-cell table:style-name="ce35" office:value-type="float" office:value="471" calcext:value-type="float">
            <text:p><text:s text:c="3"/>47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42450" calcext:value-type="float">
            <text:p><text:s text:c="3"/>42,450</text:p>
          </table:table-cell>
          <table:table-cell table:style-name="ce35" office:value-type="float" office:value="2401" calcext:value-type="float">
            <text:p><text:s text:c="3"/>2,401</text:p>
          </table:table-cell>
          <table:table-cell table:style-name="ce35" office:value-type="float" office:value="3755" calcext:value-type="float">
            <text:p><text:s text:c="3"/>3,755</text:p>
          </table:table-cell>
          <table:table-cell table:style-name="ce35" office:value-type="float" office:value="2411" calcext:value-type="float">
            <text:p><text:s text:c="3"/>2,411</text:p>
          </table:table-cell>
          <table:table-cell table:style-name="ce35" office:value-type="float" office:value="2518" calcext:value-type="float">
            <text:p><text:s text:c="3"/>2,518</text:p>
          </table:table-cell>
          <table:table-cell table:style-name="ce35" office:value-type="float" office:value="2671" calcext:value-type="float">
            <text:p><text:s text:c="3"/>2,671</text:p>
          </table:table-cell>
          <table:table-cell table:style-name="ce35" office:value-type="float" office:value="1032" calcext:value-type="float">
            <text:p><text:s text:c="3"/>1,032</text:p>
          </table:table-cell>
          <table:table-cell table:style-name="ce35" office:value-type="float" office:value="1457" calcext:value-type="float">
            <text:p><text:s text:c="3"/>1,457</text:p>
          </table:table-cell>
          <table:table-cell table:style-name="ce35" office:value-type="float" office:value="3980" calcext:value-type="float">
            <text:p><text:s text:c="3"/>3,980</text:p>
          </table:table-cell>
          <table:table-cell table:style-name="ce35" office:value-type="float" office:value="520" calcext:value-type="float">
            <text:p><text:s text:c="3"/>520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888" calcext:value-type="float">
            <text:p><text:s text:c="3"/>1,888</text:p>
          </table:table-cell>
          <table:table-cell table:style-name="ce35" office:value-type="float" office:value="19798" calcext:value-type="float">
            <text:p><text:s text:c="3"/>19,79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58" office:value-type="float" office:value="-560" calcext:value-type="float">
            <text:p>－560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5" office:value-type="float" office:value="49193" calcext:value-type="float">
            <text:p><text:s text:c="3"/>49,193</text:p>
          </table:table-cell>
          <table:table-cell table:style-name="ce35" office:value-type="float" office:value="1465" calcext:value-type="float">
            <text:p><text:s text:c="3"/>1,465</text:p>
          </table:table-cell>
          <table:table-cell table:style-name="ce35" office:value-type="float" office:value="4649" calcext:value-type="float">
            <text:p><text:s text:c="3"/>4,649</text:p>
          </table:table-cell>
          <table:table-cell table:style-name="ce35" office:value-type="float" office:value="3954" calcext:value-type="float">
            <text:p><text:s text:c="3"/>3,954</text:p>
          </table:table-cell>
          <table:table-cell table:style-name="ce35" office:value-type="float" office:value="1653" calcext:value-type="float">
            <text:p><text:s text:c="3"/>1,653</text:p>
          </table:table-cell>
          <table:table-cell table:style-name="ce35" office:value-type="float" office:value="1803" calcext:value-type="float">
            <text:p><text:s text:c="3"/>1,803</text:p>
          </table:table-cell>
          <table:table-cell table:style-name="ce35" office:value-type="float" office:value="1147" calcext:value-type="float">
            <text:p><text:s text:c="3"/>1,147</text:p>
          </table:table-cell>
          <table:table-cell table:style-name="ce35" office:value-type="float" office:value="1773" calcext:value-type="float">
            <text:p><text:s text:c="3"/>1,773</text:p>
          </table:table-cell>
          <table:table-cell table:style-name="ce35" office:value-type="float" office:value="5584" calcext:value-type="float">
            <text:p><text:s text:c="3"/>5,584</text:p>
          </table:table-cell>
          <table:table-cell table:style-name="ce35" office:value-type="float" office:value="198" calcext:value-type="float">
            <text:p><text:s text:c="3"/>198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299" calcext:value-type="float">
            <text:p><text:s text:c="3"/>2,299</text:p>
          </table:table-cell>
          <table:table-cell table:style-name="ce35" office:value-type="float" office:value="23450" calcext:value-type="float">
            <text:p><text:s text:c="3"/>23,450</text:p>
          </table:table-cell>
          <table:table-cell table:style-name="ce35" office:value-type="float" office:value="1213" calcext:value-type="float">
            <text:p><text:s text:c="3"/>1,213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49588" calcext:value-type="float">
            <text:p><text:s text:c="3"/>49,588</text:p>
          </table:table-cell>
          <table:table-cell table:style-name="ce35" office:value-type="float" office:value="3054" calcext:value-type="float">
            <text:p><text:s text:c="3"/>3,054</text:p>
          </table:table-cell>
          <table:table-cell table:style-name="ce35" office:value-type="float" office:value="4384" calcext:value-type="float">
            <text:p><text:s text:c="3"/>4,384</text:p>
          </table:table-cell>
          <table:table-cell table:style-name="ce35" office:value-type="float" office:value="2852" calcext:value-type="float">
            <text:p><text:s text:c="3"/>2,852</text:p>
          </table:table-cell>
          <table:table-cell table:style-name="ce35" office:value-type="float" office:value="2942" calcext:value-type="float">
            <text:p><text:s text:c="3"/>2,942</text:p>
          </table:table-cell>
          <table:table-cell table:style-name="ce35" office:value-type="float" office:value="3088" calcext:value-type="float">
            <text:p><text:s text:c="3"/>3,08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1624" calcext:value-type="float">
            <text:p><text:s text:c="3"/>1,624</text:p>
          </table:table-cell>
          <table:table-cell table:style-name="ce35" office:value-type="float" office:value="4273" calcext:value-type="float">
            <text:p><text:s text:c="3"/>4,273</text:p>
          </table:table-cell>
          <table:table-cell table:style-name="ce35" office:value-type="float" office:value="472" calcext:value-type="float">
            <text:p><text:s text:c="3"/>472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299" calcext:value-type="float">
            <text:p><text:s text:c="3"/>2,299</text:p>
          </table:table-cell>
          <table:table-cell table:style-name="ce35" office:value-type="float" office:value="23450" calcext:value-type="float">
            <text:p><text:s text:c="3"/>23,45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59" office:value-type="float" office:value="-395" calcext:value-type="float">
            <text:p>－395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5113" calcext:value-type="float">
            <text:p>15,113</text:p>
          </table:table-cell>
          <table:table-cell table:style-name="ce36" office:value-type="float" office:value="676" calcext:value-type="float">
            <text:p>67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367" calcext:value-type="float">
            <text:p>4,367</text:p>
          </table:table-cell>
          <table:table-cell table:style-name="ce36" office:value-type="float" office:value="865" calcext:value-type="float">
            <text:p>865</text:p>
          </table:table-cell>
          <table:table-cell table:style-name="ce36" office:value-type="float" office:value="363" calcext:value-type="float">
            <text:p>363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333" calcext:value-type="float">
            <text:p>333</text:p>
          </table:table-cell>
          <table:table-cell table:style-name="ce36" office:value-type="float" office:value="1924" calcext:value-type="float">
            <text:p>1,924</text:p>
          </table:table-cell>
          <table:table-cell table:style-name="ce36" office:value-type="float" office:value="72" calcext:value-type="float">
            <text:p>7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886" calcext:value-type="float">
            <text:p>5,886</text:p>
          </table:table-cell>
          <table:table-cell table:style-name="ce36" office:value-type="float" office:value="411" calcext:value-type="float">
            <text:p>41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5783" calcext:value-type="float">
            <text:p>15,783</text:p>
          </table:table-cell>
          <table:table-cell table:style-name="ce36" office:value-type="float" office:value="1220" calcext:value-type="float">
            <text:p>1,22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999" calcext:value-type="float">
            <text:p>2,999</text:p>
          </table:table-cell>
          <table:table-cell table:style-name="ce36" office:value-type="float" office:value="1998" calcext:value-type="float">
            <text:p>1,998</text:p>
          </table:table-cell>
          <table:table-cell table:style-name="ce36" office:value-type="float" office:value="697" calcext:value-type="float">
            <text:p>697</text:p>
          </table:table-cell>
          <table:table-cell table:style-name="ce36" office:value-type="float" office:value="268" calcext:value-type="float">
            <text:p>268</text:p>
          </table:table-cell>
          <table:table-cell table:style-name="ce36" office:value-type="float" office:value="309" calcext:value-type="float">
            <text:p>309</text:p>
          </table:table-cell>
          <table:table-cell table:style-name="ce36" office:value-type="float" office:value="2082" calcext:value-type="float">
            <text:p>2,082</text:p>
          </table:table-cell>
          <table:table-cell table:style-name="ce36" office:value-type="float" office:value="314" calcext:value-type="float">
            <text:p>31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886" calcext:value-type="float">
            <text:p>5,88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60" office:value-type="float" office:value="-670" calcext:value-type="float">
            <text:p><text:s/>－670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6828" calcext:value-type="float">
            <text:p>6,828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032" calcext:value-type="float">
            <text:p>2,032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893" calcext:value-type="float">
            <text:p>893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623" calcext:value-type="float">
            <text:p>2,623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169" calcext:value-type="float">
            <text:p>7,169</text:p>
          </table:table-cell>
          <table:table-cell table:style-name="ce37" office:value-type="float" office:value="527" calcext:value-type="float">
            <text:p>52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375" calcext:value-type="float">
            <text:p>1,375</text:p>
          </table:table-cell>
          <table:table-cell table:style-name="ce37" office:value-type="float" office:value="903" calcext:value-type="float">
            <text:p>903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996" calcext:value-type="float">
            <text:p>996</text:p>
          </table:table-cell>
          <table:table-cell table:style-name="ce37" office:value-type="float" office:value="161" calcext:value-type="float">
            <text:p>16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623" calcext:value-type="float">
            <text:p>2,62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-341" calcext:value-type="float">
            <text:p><text:s/>－341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8" office:value-type="float" office:value="8285" calcext:value-type="float">
            <text:p>8,285</text:p>
          </table:table-cell>
          <table:table-cell table:style-name="ce38" office:value-type="float" office:value="351" calcext:value-type="float">
            <text:p>35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35" calcext:value-type="float">
            <text:p>2,335</text:p>
          </table:table-cell>
          <table:table-cell table:style-name="ce38" office:value-type="float" office:value="486" calcext:value-type="float">
            <text:p>486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float" office:value="1031" calcext:value-type="float">
            <text:p>1,031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263" calcext:value-type="float">
            <text:p>3,263</text:p>
          </table:table-cell>
          <table:table-cell table:style-name="ce38" office:value-type="float" office:value="286" calcext:value-type="float">
            <text:p>28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614" calcext:value-type="float">
            <text:p>8,614</text:p>
          </table:table-cell>
          <table:table-cell table:style-name="ce38" office:value-type="float" office:value="693" calcext:value-type="float">
            <text:p>6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24" calcext:value-type="float">
            <text:p>1,624</text:p>
          </table:table-cell>
          <table:table-cell table:style-name="ce38" office:value-type="float" office:value="1095" calcext:value-type="float">
            <text:p>1,095</text:p>
          </table:table-cell>
          <table:table-cell table:style-name="ce38" office:value-type="float" office:value="385" calcext:value-type="float">
            <text:p>385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1086" calcext:value-type="float">
            <text:p>1,086</text:p>
          </table:table-cell>
          <table:table-cell table:style-name="ce38" office:value-type="float" office:value="153" calcext:value-type="float">
            <text:p>15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263" calcext:value-type="float">
            <text:p>3,26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61" office:value-type="float" office:value="-329" calcext:value-type="float">
            <text:p><text:s/>－329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0890" calcext:value-type="float">
            <text:p>10,890</text:p>
          </table:table-cell>
          <table:table-cell table:style-name="ce36" office:value-type="float" office:value="794" calcext:value-type="float">
            <text:p>794</text:p>
          </table:table-cell>
          <table:table-cell table:style-name="ce36" office:value-type="float" office:value="2999" calcext:value-type="float">
            <text:p>2,99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1102" calcext:value-type="float">
            <text:p>1,102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544" calcext:value-type="float">
            <text:p>4,544</text:p>
          </table:table-cell>
          <table:table-cell table:style-name="ce36" office:value-type="float" office:value="288" calcext:value-type="float">
            <text:p>28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768" calcext:value-type="float">
            <text:p>13,768</text:p>
          </table:table-cell>
          <table:table-cell table:style-name="ce36" office:value-type="float" office:value="1734" calcext:value-type="float">
            <text:p>1,734</text:p>
          </table:table-cell>
          <table:table-cell table:style-name="ce36" office:value-type="float" office:value="4367" calcext:value-type="float">
            <text:p>4,36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837" calcext:value-type="float">
            <text:p>837</text:p>
          </table:table-cell>
          <table:table-cell table:style-name="ce36" office:value-type="float" office:value="611" calcext:value-type="float">
            <text:p>611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1180" calcext:value-type="float">
            <text:p>1,180</text:p>
          </table:table-cell>
          <table:table-cell table:style-name="ce36" office:value-type="float" office:value="107" calcext:value-type="float">
            <text:p>10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544" calcext:value-type="float">
            <text:p>4,54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60" office:value-type="float" office:value="-2878" calcext:value-type="float">
            <text:p><text:s/>－2,878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033" calcext:value-type="float">
            <text:p>5,033</text:p>
          </table:table-cell>
          <table:table-cell table:style-name="ce37" office:value-type="float" office:value="373" calcext:value-type="float">
            <text:p>373</text:p>
          </table:table-cell>
          <table:table-cell table:style-name="ce37" office:value-type="float" office:value="1375" calcext:value-type="float">
            <text:p>1,37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127" calcext:value-type="float">
            <text:p>2,127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395" calcext:value-type="float">
            <text:p>6,395</text:p>
          </table:table-cell>
          <table:table-cell table:style-name="ce37" office:value-type="float" office:value="736" calcext:value-type="float">
            <text:p>736</text:p>
          </table:table-cell>
          <table:table-cell table:style-name="ce37" office:value-type="float" office:value="2032" calcext:value-type="float">
            <text:p>2,03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576" calcext:value-type="float">
            <text:p>576</text:p>
          </table:table-cell>
          <table:table-cell table:style-name="ce37" office:value-type="float" office:value="57" calcext:value-type="float">
            <text:p>5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127" calcext:value-type="float">
            <text:p>2,12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-1362" calcext:value-type="float">
            <text:p><text:s/>－1,362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5857" calcext:value-type="float">
            <text:p>5,857</text:p>
          </table:table-cell>
          <table:table-cell table:style-name="ce38" office:value-type="float" office:value="421" calcext:value-type="float">
            <text:p>421</text:p>
          </table:table-cell>
          <table:table-cell table:style-name="ce38" office:value-type="float" office:value="1624" calcext:value-type="float">
            <text:p>1,6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584" calcext:value-type="float">
            <text:p>584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17" calcext:value-type="float">
            <text:p>2,417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373" calcext:value-type="float">
            <text:p>7,373</text:p>
          </table:table-cell>
          <table:table-cell table:style-name="ce38" office:value-type="float" office:value="998" calcext:value-type="float">
            <text:p>998</text:p>
          </table:table-cell>
          <table:table-cell table:style-name="ce38" office:value-type="float" office:value="2335" calcext:value-type="float">
            <text:p>2,33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62" calcext:value-type="float">
            <text:p>462</text:p>
          </table:table-cell>
          <table:table-cell table:style-name="ce38" office:value-type="float" office:value="313" calcext:value-type="float">
            <text:p>313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604" calcext:value-type="float">
            <text:p>604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17" calcext:value-type="float">
            <text:p>2,417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61" office:value-type="float" office:value="-1516" calcext:value-type="float">
            <text:p><text:s/>－1,516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10062" calcext:value-type="float">
            <text:p>10,062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1998" calcext:value-type="float">
            <text:p>1,998</text:p>
          </table:table-cell>
          <table:table-cell table:style-name="ce36" office:value-type="float" office:value="837" calcext:value-type="float">
            <text:p>83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99" calcext:value-type="float">
            <text:p>299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280" calcext:value-type="float">
            <text:p>280</text:p>
          </table:table-cell>
          <table:table-cell table:style-name="ce36" office:value-type="float" office:value="1787" calcext:value-type="float">
            <text:p>1,787</text:p>
          </table:table-cell>
          <table:table-cell table:style-name="ce36" office:value-type="float" office:value="78" calcext:value-type="float">
            <text:p>7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159" calcext:value-type="float">
            <text:p>4,159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7629" calcext:value-type="float">
            <text:p>7,629</text:p>
          </table:table-cell>
          <table:table-cell table:style-name="ce36" office:value-type="float" office:value="417" calcext:value-type="float">
            <text:p>417</text:p>
          </table:table-cell>
          <table:table-cell table:style-name="ce36" office:value-type="float" office:value="865" calcext:value-type="float">
            <text:p>865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1012" calcext:value-type="float">
            <text:p>1,012</text:p>
          </table:table-cell>
          <table:table-cell table:style-name="ce36" office:value-type="float" office:value="173" calcext:value-type="float">
            <text:p>17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159" calcext:value-type="float">
            <text:p>4,15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-</text:p>
          </table:table-cell>
          <table:table-cell table:style-name="ce60" office:value-type="float" office:value="2433" calcext:value-type="float">
            <text:p>2,433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桃園市" calcext:value-type="string">
            <text:p><text:s/>桃園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510" calcext:value-type="float">
            <text:p>4,510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903" calcext:value-type="float">
            <text:p>903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840" calcext:value-type="float">
            <text:p>840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835" calcext:value-type="float">
            <text:p>1,83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411" calcext:value-type="float">
            <text:p>3,411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87" calcext:value-type="float">
            <text:p>487</text:p>
          </table:table-cell>
          <table:table-cell table:style-name="ce37" office:value-type="float" office:value="89" calcext:value-type="float">
            <text:p>8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835" calcext:value-type="float">
            <text:p>1,83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1099" calcext:value-type="float">
            <text:p>1,099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5552" calcext:value-type="float">
            <text:p>5,552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1095" calcext:value-type="float">
            <text:p>1,095</text:p>
          </table:table-cell>
          <table:table-cell table:style-name="ce38" office:value-type="float" office:value="462" calcext:value-type="float">
            <text:p>4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947" calcext:value-type="float">
            <text:p>947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324" calcext:value-type="float">
            <text:p>2,324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18" calcext:value-type="float">
            <text:p>4,218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486" calcext:value-type="float">
            <text:p>486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525" calcext:value-type="float">
            <text:p>525</text:p>
          </table:table-cell>
          <table:table-cell table:style-name="ce38" office:value-type="float" office:value="84" calcext:value-type="float">
            <text:p>8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324" calcext:value-type="float">
            <text:p>2,32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1334" calcext:value-type="float">
            <text:p>1,334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13260" calcext:value-type="float">
            <text:p>13,260</text:p>
          </table:table-cell>
          <table:table-cell table:style-name="ce36" office:value-type="float" office:value="256" calcext:value-type="float">
            <text:p>256</text:p>
          </table:table-cell>
          <table:table-cell table:style-name="ce36" office:value-type="float" office:value="697" calcext:value-type="float">
            <text:p>697</text:p>
          </table:table-cell>
          <table:table-cell table:style-name="ce36" office:value-type="float" office:value="611" calcext:value-type="float">
            <text:p>611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94" calcext:value-type="float">
            <text:p>294</text:p>
          </table:table-cell>
          <table:table-cell table:style-name="ce36" office:value-type="float" office:value="415" calcext:value-type="float">
            <text:p>415</text:p>
          </table:table-cell>
          <table:table-cell table:style-name="ce36" office:value-type="float" office:value="3402" calcext:value-type="float">
            <text:p>3,402</text:p>
          </table:table-cell>
          <table:table-cell table:style-name="ce36" office:value-type="float" office:value="63" calcext:value-type="float">
            <text:p>6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090" calcext:value-type="float">
            <text:p>7,090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988" calcext:value-type="float">
            <text:p>10,988</text:p>
          </table:table-cell>
          <table:table-cell table:style-name="ce36" office:value-type="float" office:value="505" calcext:value-type="float">
            <text:p>505</text:p>
          </table:table-cell>
          <table:table-cell table:style-name="ce36" office:value-type="float" office:value="363" calcext:value-type="float">
            <text:p>363</text:p>
          </table:table-cell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299" calcext:value-type="float">
            <text:p>29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1823" calcext:value-type="float">
            <text:p>1,823</text:p>
          </table:table-cell>
          <table:table-cell table:style-name="ce36" office:value-type="float" office:value="85" calcext:value-type="float">
            <text:p>8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090" calcext:value-type="float">
            <text:p>7,09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60" office:value-type="float" office:value="2272" calcext:value-type="float">
            <text:p>2,272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6073" calcext:value-type="float">
            <text:p>6,073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1569" calcext:value-type="float">
            <text:p>1,569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232" calcext:value-type="float">
            <text:p>3,232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067" calcext:value-type="float">
            <text:p>5,067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862" calcext:value-type="float">
            <text:p>862</text:p>
          </table:table-cell>
          <table:table-cell table:style-name="ce37" office:value-type="float" office:value="44" calcext:value-type="float">
            <text:p>4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232" calcext:value-type="float">
            <text:p>3,23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1006" calcext:value-type="float">
            <text:p>1,006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7187" calcext:value-type="float">
            <text:p>7,187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385" calcext:value-type="float">
            <text:p>385</text:p>
          </table:table-cell>
          <table:table-cell table:style-name="ce38" office:value-type="float" office:value="313" calcext:value-type="float">
            <text:p>313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216" calcext:value-type="float">
            <text:p>216</text:p>
          </table:table-cell>
          <table:table-cell table:style-name="ce38" office:value-type="float" office:value="1833" calcext:value-type="float">
            <text:p>1,833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58" calcext:value-type="float">
            <text:p>3,858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921" calcext:value-type="float">
            <text:p>5,921</text:p>
          </table:table-cell>
          <table:table-cell table:style-name="ce38" office:value-type="float" office:value="259" calcext:value-type="float">
            <text:p>259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961" calcext:value-type="float">
            <text:p>961</text:p>
          </table:table-cell>
          <table:table-cell table:style-name="ce38" office:value-type="float" office:value="41" calcext:value-type="float">
            <text:p>4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58" calcext:value-type="float">
            <text:p>3,85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1266" calcext:value-type="float">
            <text:p>1,266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6265" calcext:value-type="float">
            <text:p>6,265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office:value-type="float" office:value="268" calcext:value-type="float">
            <text:p>268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47" calcext:value-type="float">
            <text:p>647</text:p>
          </table:table-cell>
          <table:table-cell table:style-name="ce36" office:value-type="float" office:value="717" calcext:value-type="float">
            <text:p>717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869" calcext:value-type="float">
            <text:p>3,869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304" calcext:value-type="float">
            <text:p>6,304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294" calcext:value-type="float">
            <text:p>29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55" calcext:value-type="float">
            <text:p>655</text:p>
          </table:table-cell>
          <table:table-cell table:style-name="ce36" office:value-type="float" office:value="653" calcext:value-type="float">
            <text:p>653</text:p>
          </table:table-cell>
          <table:table-cell table:style-name="ce36" office:value-type="float" office:value="41" calcext:value-type="float">
            <text:p>4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869" calcext:value-type="float">
            <text:p>3,86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60" office:value-type="float" office:value="-39" calcext:value-type="float">
            <text:p><text:s/>－39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2927" calcext:value-type="float">
            <text:p>2,927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785" calcext:value-type="float">
            <text:p>1,78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930" calcext:value-type="float">
            <text:p>2,930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785" calcext:value-type="float">
            <text:p>1,78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-3" calcext:value-type="float">
            <text:p><text:s/>－3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3338" calcext:value-type="float">
            <text:p>3,338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9" calcext:value-type="float">
            <text:p>329</text:p>
          </table:table-cell>
          <table:table-cell table:style-name="ce38" office:value-type="float" office:value="389" calcext:value-type="float">
            <text:p>389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84" calcext:value-type="float">
            <text:p>2,084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374" calcext:value-type="float">
            <text:p>3,374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59" calcext:value-type="float">
            <text:p>359</text:p>
          </table:table-cell>
          <table:table-cell table:style-name="ce38" office:value-type="float" office:value="338" calcext:value-type="float">
            <text:p>338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84" calcext:value-type="float">
            <text:p>2,08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-36" calcext:value-type="float">
            <text:p><text:s/>－36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11020" calcext:value-type="float">
            <text:p>11,020</text:p>
          </table:table-cell>
          <table:table-cell table:style-name="ce36" office:value-type="float" office:value="260" calcext:value-type="float">
            <text:p>260</text:p>
          </table:table-cell>
          <table:table-cell table:style-name="ce36" office:value-type="float" office:value="309" calcext:value-type="float">
            <text:p>309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655" calcext:value-type="float">
            <text:p>65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381" calcext:value-type="float">
            <text:p>1,381</text:p>
          </table:table-cell>
          <table:table-cell table:style-name="ce36" office:value-type="float" office:value="44" calcext:value-type="float">
            <text:p>4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520" calcext:value-type="float">
            <text:p>7,520</text:p>
          </table:table-cell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1563" calcext:value-type="float">
            <text:p>11,563</text:p>
          </table:table-cell>
          <table:table-cell table:style-name="ce36" office:value-type="float" office:value="578" calcext:value-type="float">
            <text:p>578</text:p>
          </table:table-cell>
          <table:table-cell table:style-name="ce36" office:value-type="float" office:value="333" calcext:value-type="float">
            <text:p>333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280" calcext:value-type="float">
            <text:p>280</text:p>
          </table:table-cell>
          <table:table-cell table:style-name="ce36" office:value-type="float" office:value="415" calcext:value-type="float">
            <text:p>415</text:p>
          </table:table-cell>
          <table:table-cell table:style-name="ce36" office:value-type="float" office:value="647" calcext:value-type="float">
            <text:p>64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433" calcext:value-type="float">
            <text:p>1,433</text:p>
          </table:table-cell>
          <table:table-cell table:style-name="ce36" office:value-type="float" office:value="94" calcext:value-type="float">
            <text:p>9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520" calcext:value-type="float">
            <text:p>7,52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60" office:value-type="float" office:value="-543" calcext:value-type="float">
            <text:p><text:s/>－543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5138" calcext:value-type="float">
            <text:p>5,138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65" calcext:value-type="float">
            <text:p>665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537" calcext:value-type="float">
            <text:p>3,537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494" calcext:value-type="float">
            <text:p>5,494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08" calcext:value-type="float">
            <text:p>708</text:p>
          </table:table-cell>
          <table:table-cell table:style-name="ce37" office:value-type="float" office:value="54" calcext:value-type="float">
            <text:p>5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537" calcext:value-type="float">
            <text:p>3,53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-356" calcext:value-type="float">
            <text:p><text:s/>－356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8" office:value-type="float" office:value="5882" calcext:value-type="float">
            <text:p>5,882</text:p>
          </table:table-cell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359" calcext:value-type="float">
            <text:p>35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16" calcext:value-type="float">
            <text:p>716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983" calcext:value-type="float">
            <text:p>3,983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069" calcext:value-type="float">
            <text:p>6,069</text:p>
          </table:table-cell>
          <table:table-cell table:style-name="ce38" office:value-type="float" office:value="311" calcext:value-type="float">
            <text:p>311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216" calcext:value-type="float">
            <text:p>216</text:p>
          </table:table-cell>
          <table:table-cell table:style-name="ce38" office:value-type="float" office:value="329" calcext:value-type="float">
            <text:p>32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25" calcext:value-type="float">
            <text:p>725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983" calcext:value-type="float">
            <text:p>3,98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61" office:value-type="float" office:value="-187" calcext:value-type="float">
            <text:p><text:s/>－187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9" office:value-type="float" office:value="23218" calcext:value-type="float">
            <text:p><text:s text:c="3"/>23,218</text:p>
          </table:table-cell>
          <table:table-cell table:style-name="ce39" office:value-type="float" office:value="443" calcext:value-type="float">
            <text:p><text:s text:c="3"/>443</text:p>
          </table:table-cell>
          <table:table-cell table:style-name="ce39" office:value-type="float" office:value="2082" calcext:value-type="float">
            <text:p><text:s text:c="3"/>2,082</text:p>
          </table:table-cell>
          <table:table-cell table:style-name="ce39" office:value-type="float" office:value="1180" calcext:value-type="float">
            <text:p><text:s text:c="3"/>1,180</text:p>
          </table:table-cell>
          <table:table-cell table:style-name="ce39" office:value-type="float" office:value="1012" calcext:value-type="float">
            <text:p><text:s text:c="3"/>1,012</text:p>
          </table:table-cell>
          <table:table-cell table:style-name="ce39" office:value-type="float" office:value="1823" calcext:value-type="float">
            <text:p><text:s text:c="3"/>1,823</text:p>
          </table:table-cell>
          <table:table-cell table:style-name="ce39" office:value-type="float" office:value="653" calcext:value-type="float">
            <text:p><text:s text:c="3"/>653</text:p>
          </table:table-cell>
          <table:table-cell table:style-name="ce39" office:value-type="float" office:value="1433" calcext:value-type="float">
            <text:p><text:s text:c="3"/>1,433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70" calcext:value-type="float">
            <text:p><text:s text:c="3"/>7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4184" calcext:value-type="float">
            <text:p><text:s text:c="3"/>4,184</text:p>
          </table:table-cell>
          <table:table-cell table:style-name="ce39" office:value-type="float" office:value="9932" calcext:value-type="float">
            <text:p><text:s text:c="3"/>9,932</text:p>
          </table:table-cell>
          <table:table-cell table:style-name="ce39" office:value-type="float" office:value="397" calcext:value-type="float">
            <text:p><text:s text:c="3"/>397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5351" calcext:value-type="float">
            <text:p><text:s text:c="3"/>25,351</text:p>
          </table:table-cell>
          <table:table-cell table:style-name="ce39" office:value-type="float" office:value="725" calcext:value-type="float">
            <text:p><text:s text:c="3"/>725</text:p>
          </table:table-cell>
          <table:table-cell table:style-name="ce39" office:value-type="float" office:value="1924" calcext:value-type="float">
            <text:p><text:s text:c="3"/>1,924</text:p>
          </table:table-cell>
          <table:table-cell table:style-name="ce39" office:value-type="float" office:value="1102" calcext:value-type="float">
            <text:p><text:s text:c="3"/>1,102</text:p>
          </table:table-cell>
          <table:table-cell table:style-name="ce39" office:value-type="float" office:value="1787" calcext:value-type="float">
            <text:p><text:s text:c="3"/>1,787</text:p>
          </table:table-cell>
          <table:table-cell table:style-name="ce39" office:value-type="float" office:value="3402" calcext:value-type="float">
            <text:p><text:s text:c="3"/>3,402</text:p>
          </table:table-cell>
          <table:table-cell table:style-name="ce39" office:value-type="float" office:value="717" calcext:value-type="float">
            <text:p><text:s text:c="3"/>717</text:p>
          </table:table-cell>
          <table:table-cell table:style-name="ce39" office:value-type="float" office:value="1381" calcext:value-type="float">
            <text:p><text:s text:c="3"/>1,381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4184" calcext:value-type="float">
            <text:p><text:s text:c="3"/>4,184</text:p>
          </table:table-cell>
          <table:table-cell table:style-name="ce39" office:value-type="float" office:value="9932" calcext:value-type="float">
            <text:p><text:s text:c="3"/>9,9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60" office:value-type="float" office:value="-2133" calcext:value-type="float">
            <text:p><text:s/>－2,133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10728" calcext:value-type="float">
            <text:p><text:s text:c="3"/>10,728</text:p>
          </table:table-cell>
          <table:table-cell table:style-name="ce40" office:value-type="float" office:value="239" calcext:value-type="float">
            <text:p><text:s text:c="3"/>239</text:p>
          </table:table-cell>
          <table:table-cell table:style-name="ce40" office:value-type="float" office:value="996" calcext:value-type="float">
            <text:p><text:s text:c="3"/>996</text:p>
          </table:table-cell>
          <table:table-cell table:style-name="ce40" office:value-type="float" office:value="576" calcext:value-type="float">
            <text:p><text:s text:c="3"/>576</text:p>
          </table:table-cell>
          <table:table-cell table:style-name="ce40" office:value-type="float" office:value="487" calcext:value-type="float">
            <text:p><text:s text:c="3"/>487</text:p>
          </table:table-cell>
          <table:table-cell table:style-name="ce40" office:value-type="float" office:value="862" calcext:value-type="float">
            <text:p><text:s text:c="3"/>862</text:p>
          </table:table-cell>
          <table:table-cell table:style-name="ce40" office:value-type="float" office:value="315" calcext:value-type="float">
            <text:p><text:s text:c="3"/>315</text:p>
          </table:table-cell>
          <table:table-cell table:style-name="ce40" office:value-type="float" office:value="708" calcext:value-type="float">
            <text:p><text:s text:c="3"/>708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886" calcext:value-type="float">
            <text:p><text:s text:c="3"/>1,886</text:p>
          </table:table-cell>
          <table:table-cell table:style-name="ce40" office:value-type="float" office:value="4529" calcext:value-type="float">
            <text:p><text:s text:c="3"/>4,529</text:p>
          </table:table-cell>
          <table:table-cell table:style-name="ce40" office:value-type="float" office:value="88" calcext:value-type="float">
            <text:p><text:s text:c="3"/>88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11656" calcext:value-type="float">
            <text:p><text:s text:c="3"/>11,656</text:p>
          </table:table-cell>
          <table:table-cell table:style-name="ce40" office:value-type="float" office:value="322" calcext:value-type="float">
            <text:p><text:s text:c="3"/>322</text:p>
          </table:table-cell>
          <table:table-cell table:style-name="ce40" office:value-type="float" office:value="893" calcext:value-type="float">
            <text:p><text:s text:c="3"/>893</text:p>
          </table:table-cell>
          <table:table-cell table:style-name="ce40" office:value-type="float" office:value="518" calcext:value-type="float">
            <text:p><text:s text:c="3"/>518</text:p>
          </table:table-cell>
          <table:table-cell table:style-name="ce40" office:value-type="float" office:value="840" calcext:value-type="float">
            <text:p><text:s text:c="3"/>840</text:p>
          </table:table-cell>
          <table:table-cell table:style-name="ce40" office:value-type="float" office:value="1569" calcext:value-type="float">
            <text:p><text:s text:c="3"/>1,569</text:p>
          </table:table-cell>
          <table:table-cell table:style-name="ce40" office:value-type="float" office:value="328" calcext:value-type="float">
            <text:p><text:s text:c="3"/>328</text:p>
          </table:table-cell>
          <table:table-cell table:style-name="ce40" office:value-type="float" office:value="665" calcext:value-type="float">
            <text:p><text:s text:c="3"/>665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94" calcext:value-type="float">
            <text:p><text:s text:c="3"/>94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886" calcext:value-type="float">
            <text:p><text:s text:c="3"/>1,886</text:p>
          </table:table-cell>
          <table:table-cell table:style-name="ce40" office:value-type="float" office:value="4529" calcext:value-type="float">
            <text:p><text:s text:c="3"/>4,529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1" office:value-type="float" office:value="-928" calcext:value-type="float">
            <text:p><text:s/>－928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1" office:value-type="float" office:value="12490" calcext:value-type="float">
            <text:p><text:s text:c="3"/>12,490</text:p>
          </table:table-cell>
          <table:table-cell table:style-name="ce41" office:value-type="float" office:value="204" calcext:value-type="float">
            <text:p><text:s text:c="3"/>204</text:p>
          </table:table-cell>
          <table:table-cell table:style-name="ce41" office:value-type="float" office:value="1086" calcext:value-type="float">
            <text:p><text:s text:c="3"/>1,086</text:p>
          </table:table-cell>
          <table:table-cell table:style-name="ce41" office:value-type="float" office:value="604" calcext:value-type="float">
            <text:p><text:s text:c="3"/>604</text:p>
          </table:table-cell>
          <table:table-cell table:style-name="ce41" office:value-type="float" office:value="525" calcext:value-type="float">
            <text:p><text:s text:c="3"/>525</text:p>
          </table:table-cell>
          <table:table-cell table:style-name="ce41" office:value-type="float" office:value="961" calcext:value-type="float">
            <text:p><text:s text:c="3"/>961</text:p>
          </table:table-cell>
          <table:table-cell table:style-name="ce41" office:value-type="float" office:value="338" calcext:value-type="float">
            <text:p><text:s text:c="3"/>338</text:p>
          </table:table-cell>
          <table:table-cell table:style-name="ce41" office:value-type="float" office:value="725" calcext:value-type="float">
            <text:p><text:s text:c="3"/>725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34" calcext:value-type="float">
            <text:p><text:s text:c="3"/>34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298" calcext:value-type="float">
            <text:p><text:s text:c="3"/>2,298</text:p>
          </table:table-cell>
          <table:table-cell table:style-name="ce41" office:value-type="float" office:value="5403" calcext:value-type="float">
            <text:p><text:s text:c="3"/>5,403</text:p>
          </table:table-cell>
          <table:table-cell table:style-name="ce41" office:value-type="float" office:value="309" calcext:value-type="float">
            <text:p><text:s text:c="3"/>309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1" office:value-type="float" office:value="13695" calcext:value-type="float">
            <text:p><text:s text:c="3"/>13,695</text:p>
          </table:table-cell>
          <table:table-cell table:style-name="ce41" office:value-type="float" office:value="403" calcext:value-type="float">
            <text:p><text:s text:c="3"/>403</text:p>
          </table:table-cell>
          <table:table-cell table:style-name="ce41" office:value-type="float" office:value="1031" calcext:value-type="float">
            <text:p><text:s text:c="3"/>1,031</text:p>
          </table:table-cell>
          <table:table-cell table:style-name="ce41" office:value-type="float" office:value="584" calcext:value-type="float">
            <text:p><text:s text:c="3"/>584</text:p>
          </table:table-cell>
          <table:table-cell table:style-name="ce41" office:value-type="float" office:value="947" calcext:value-type="float">
            <text:p><text:s text:c="3"/>947</text:p>
          </table:table-cell>
          <table:table-cell table:style-name="ce41" office:value-type="float" office:value="1833" calcext:value-type="float">
            <text:p><text:s text:c="3"/>1,833</text:p>
          </table:table-cell>
          <table:table-cell table:style-name="ce41" office:value-type="float" office:value="389" calcext:value-type="float">
            <text:p><text:s text:c="3"/>389</text:p>
          </table:table-cell>
          <table:table-cell table:style-name="ce41" office:value-type="float" office:value="716" calcext:value-type="float">
            <text:p><text:s text:c="3"/>716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84" calcext:value-type="float">
            <text:p><text:s text:c="3"/>84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298" calcext:value-type="float">
            <text:p><text:s text:c="3"/>2,298</text:p>
          </table:table-cell>
          <table:table-cell table:style-name="ce41" office:value-type="float" office:value="5403" calcext:value-type="float">
            <text:p><text:s text:c="3"/>5,403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61" office:value-type="float" office:value="-1205" calcext:value-type="float">
            <text:p><text:s/>－1,205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890" calcext:value-type="float">
            <text:p>1,89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055" calcext:value-type="float">
            <text:p>1,05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44" calcext:value-type="float">
            <text:p>1,84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36" office:value-type="float" office:value="0" calcext:value-type="float">
            <text:p>-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055" calcext:value-type="float">
            <text:p>1,05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46" calcext:value-type="float">
            <text:p>46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61" calcext:value-type="float">
            <text:p>86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469" calcext:value-type="float">
            <text:p>46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2" calcext:value-type="float">
            <text:p>82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469" calcext:value-type="float">
            <text:p>46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39" calcext:value-type="float">
            <text:p>39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29" calcext:value-type="float">
            <text:p>1,029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586" calcext:value-type="float">
            <text:p>58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22" calcext:value-type="float">
            <text:p>1,02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586" calcext:value-type="float">
            <text:p>58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7" calcext:value-type="float">
            <text:p>7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318" calcext:value-type="float">
            <text:p>2,318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1" calcext:value-type="float">
            <text:p>731</text:p>
          </table:table-cell>
          <table:table-cell table:style-name="ce42" office:value-type="float" office:value="765" calcext:value-type="float">
            <text:p>76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49" calcext:value-type="float">
            <text:p>1,949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299" calcext:value-type="float">
            <text:p>299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6" calcext:value-type="float">
            <text:p>416</text:p>
          </table:table-cell>
          <table:table-cell table:style-name="ce42" office:value-type="float" office:value="765" calcext:value-type="float">
            <text:p>7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369" calcext:value-type="float">
            <text:p>369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084" calcext:value-type="float">
            <text:p>1,08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369" calcext:value-type="float">
            <text:p>36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3" calcext:value-type="float">
            <text:p>90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3" calcext:value-type="float">
            <text:p>193</text:p>
          </table:table-cell>
          <table:table-cell table:style-name="ce43" office:value-type="float" office:value="369" calcext:value-type="float">
            <text:p>3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181" calcext:value-type="float">
            <text:p>181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234" calcext:value-type="float">
            <text:p>1,234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92" calcext:value-type="float">
            <text:p>392</text:p>
          </table:table-cell>
          <table:table-cell table:style-name="ce44" office:value-type="float" office:value="396" calcext:value-type="float">
            <text:p>396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46" calcext:value-type="float">
            <text:p>1,046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3" calcext:value-type="float">
            <text:p>223</text:p>
          </table:table-cell>
          <table:table-cell table:style-name="ce44" office:value-type="float" office:value="396" calcext:value-type="float">
            <text:p>39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88" calcext:value-type="float">
            <text:p>188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90" calcext:value-type="float">
            <text:p>1,49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645" calcext:value-type="float">
            <text:p>64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20" calcext:value-type="float">
            <text:p>2,02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501" calcext:value-type="float">
            <text:p>50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645" calcext:value-type="float">
            <text:p>64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530" calcext:value-type="float">
            <text:p><text:s/>－530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82" calcext:value-type="float">
            <text:p>68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92" calcext:value-type="float">
            <text:p>92</text:p>
          </table:table-cell>
          <table:table-cell table:number-columns-repeated="2"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7" calcext:value-type="float">
            <text:p>91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207" calcext:value-type="float">
            <text:p>20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296" calcext:value-type="float">
            <text:p>29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35" calcext:value-type="float">
            <text:p><text:s/>－235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08" calcext:value-type="float">
            <text:p>808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4" calcext:value-type="float">
            <text:p>144</text:p>
          </table:table-cell>
          <table:table-cell table:style-name="ce44" office:value-type="float" office:value="349" calcext:value-type="float">
            <text:p>34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03" calcext:value-type="float">
            <text:p>1,103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294" calcext:value-type="float">
            <text:p>29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5" calcext:value-type="float">
            <text:p>175</text:p>
          </table:table-cell>
          <table:table-cell table:style-name="ce44" office:value-type="float" office:value="349" calcext:value-type="float">
            <text:p>34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295" calcext:value-type="float">
            <text:p><text:s/>－295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3032" calcext:value-type="float">
            <text:p>3,032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1597" calcext:value-type="float">
            <text:p>1,59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88" calcext:value-type="float">
            <text:p>3,688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048" calcext:value-type="float">
            <text:p>1,048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office:value-type="float" office:value="1597" calcext:value-type="float">
            <text:p>1,59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float" office:value="-656" calcext:value-type="float">
            <text:p><text:s/>－656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351" calcext:value-type="float">
            <text:p>1,35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709" calcext:value-type="float">
            <text:p>70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10" calcext:value-type="float">
            <text:p>1,710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507" calcext:value-type="float">
            <text:p>50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709" calcext:value-type="float">
            <text:p>70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63" office:value-type="float" office:value="-359" calcext:value-type="float">
            <text:p><text:s/>－359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681" calcext:value-type="float">
            <text:p>1,68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252" calcext:value-type="float">
            <text:p>252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3" calcext:value-type="float">
            <text:p>213</text:p>
          </table:table-cell>
          <table:table-cell table:style-name="ce44" office:value-type="float" office:value="888" calcext:value-type="float">
            <text:p>888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78" calcext:value-type="float">
            <text:p>1,978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541" calcext:value-type="float">
            <text:p>541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888" calcext:value-type="float">
            <text:p>88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297" calcext:value-type="float">
            <text:p><text:s/>－297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57" calcext:value-type="float">
            <text:p>1,35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82" calcext:value-type="float">
            <text:p>1,68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621" calcext:value-type="float">
            <text:p>621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474" calcext:value-type="float">
            <text:p>47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325" calcext:value-type="float">
            <text:p><text:s/>－325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49" calcext:value-type="float">
            <text:p>64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7" calcext:value-type="float">
            <text:p>77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236" calcext:value-type="float">
            <text:p>23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28" calcext:value-type="float">
            <text:p><text:s/>－128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08" calcext:value-type="float">
            <text:p>70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78" calcext:value-type="float">
            <text:p>17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238" calcext:value-type="float">
            <text:p>238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05" calcext:value-type="float">
            <text:p>905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37" calcext:value-type="float">
            <text:p>337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238" calcext:value-type="float">
            <text:p>23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97" calcext:value-type="float">
            <text:p><text:s/>－197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876" calcext:value-type="float">
            <text:p>1,87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201" calcext:value-type="float">
            <text:p>20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760" calcext:value-type="float">
            <text:p>76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80" calcext:value-type="float">
            <text:p>2,18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6" calcext:value-type="float">
            <text:p>336</text:p>
          </table:table-cell>
          <table:table-cell table:style-name="ce42" office:value-type="float" office:value="760" calcext:value-type="float">
            <text:p>76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304" calcext:value-type="float">
            <text:p><text:s/>－304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70" calcext:value-type="float">
            <text:p>87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9" calcext:value-type="float">
            <text:p>97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335" calcext:value-type="float">
            <text:p>33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09" calcext:value-type="float">
            <text:p><text:s/>－109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06" calcext:value-type="float">
            <text:p>1,006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425" calcext:value-type="float">
            <text:p>42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01" calcext:value-type="float">
            <text:p>1,20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197" calcext:value-type="float">
            <text:p>197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8" calcext:value-type="float">
            <text:p>198</text:p>
          </table:table-cell>
          <table:table-cell table:style-name="ce44" office:value-type="float" office:value="425" calcext:value-type="float">
            <text:p>42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4" office:value-type="float" office:value="-195" calcext:value-type="float">
            <text:p><text:s/>－195</text:p>
          </table:table-cell>
          <table:table-cell table:style-name="ce68" table:number-columns-repeated="991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17" calcext:value-type="float">
            <text:p>1,41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9" calcext:value-type="float">
            <text:p>539</text:p>
          </table:table-cell>
          <table:table-cell table:style-name="ce42" office:value-type="float" office:value="386" calcext:value-type="float">
            <text:p>38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11" calcext:value-type="float">
            <text:p>1,51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7" calcext:value-type="float">
            <text:p>467</text:p>
          </table:table-cell>
          <table:table-cell table:style-name="ce42" office:value-type="float" office:value="386" calcext:value-type="float">
            <text:p>38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94" calcext:value-type="float">
            <text:p><text:s/>－94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50" calcext:value-type="float">
            <text:p>65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6" calcext:value-type="float">
            <text:p>71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-66" calcext:value-type="float">
            <text:p><text:s/>－66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67" calcext:value-type="float">
            <text:p>767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3" calcext:value-type="float">
            <text:p>53</text:p>
          </table:table-cell>
          <table:table-cell table:number-columns-repeated="2" table:style-name="ce44" office:value-type="float" office:value="28" calcext:value-type="float">
            <text:p>28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7" calcext:value-type="float">
            <text:p>307</text:p>
          </table:table-cell>
          <table:table-cell table:style-name="ce44" office:value-type="float" office:value="197" calcext:value-type="float">
            <text:p>197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95" calcext:value-type="float">
            <text:p>79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9" calcext:value-type="float">
            <text:p>249</text:p>
          </table:table-cell>
          <table:table-cell table:style-name="ce44" office:value-type="float" office:value="197" calcext:value-type="float">
            <text:p>19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28" calcext:value-type="float">
            <text:p><text:s/>－28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396" calcext:value-type="float">
            <text:p>2,396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610" calcext:value-type="float">
            <text:p>6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1109" calcext:value-type="float">
            <text:p>1,10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698" calcext:value-type="float">
            <text:p>2,698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636" calcext:value-type="float">
            <text:p>6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1109" calcext:value-type="float">
            <text:p>1,1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302" calcext:value-type="float">
            <text:p><text:s/>－30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140" calcext:value-type="float">
            <text:p>1,14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09" calcext:value-type="float">
            <text:p>30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508" calcext:value-type="float">
            <text:p>50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59" calcext:value-type="float">
            <text:p>1,25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18" calcext:value-type="float">
            <text:p>3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508" calcext:value-type="float">
            <text:p>50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19" calcext:value-type="float">
            <text:p><text:s/>－119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256" calcext:value-type="float">
            <text:p>1,25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601" calcext:value-type="float">
            <text:p>601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39" calcext:value-type="float">
            <text:p>1,439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318" calcext:value-type="float">
            <text:p>3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601" calcext:value-type="float">
            <text:p>60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83" calcext:value-type="float">
            <text:p><text:s/>－18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843" calcext:value-type="float">
            <text:p>84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62" office:value-type="float" office:value="3" calcext:value-type="float">
            <text:p>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97" calcext:value-type="float">
            <text:p>39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63" office:value-type="float" office:value="-1" calcext:value-type="float">
            <text:p><text:s/>－1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446" calcext:value-type="float">
            <text:p>44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42" calcext:value-type="float">
            <text:p>44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588" calcext:value-type="float">
            <text:p>1,58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867" calcext:value-type="float">
            <text:p>86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86" calcext:value-type="float">
            <text:p>1,68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867" calcext:value-type="float">
            <text:p>8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float" office:value="-98" calcext:value-type="float">
            <text:p><text:s/>－98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24" calcext:value-type="float">
            <text:p>72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385" calcext:value-type="float">
            <text:p>38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3" calcext:value-type="float">
            <text:p>75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385" calcext:value-type="float">
            <text:p>3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29" calcext:value-type="float">
            <text:p><text:s/>－29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64" calcext:value-type="float">
            <text:p>86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482" calcext:value-type="float">
            <text:p>48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933" calcext:value-type="float">
            <text:p>93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482" calcext:value-type="float">
            <text:p>48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69" calcext:value-type="float">
            <text:p><text:s/>－69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421" calcext:value-type="float">
            <text:p>42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6" calcext:value-type="float">
            <text:p>46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19" calcext:value-type="float">
            <text:p>11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45" calcext:value-type="float">
            <text:p><text:s/>－45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17" calcext:value-type="float">
            <text:p>21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63" calcext:value-type="float">
            <text:p>6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35" calcext:value-type="float">
            <text:p><text:s/>－3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4" calcext:value-type="float">
            <text:p>21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71" calcext:value-type="float">
            <text:p>7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0" calcext:value-type="float">
            <text:p><text:s/>－10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697" calcext:value-type="float">
            <text:p>1,69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821" calcext:value-type="float">
            <text:p>82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06" calcext:value-type="float">
            <text:p>1,706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821" calcext:value-type="float">
            <text:p>82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2" office:value-type="float" office:value="-9" calcext:value-type="float">
            <text:p><text:s/>－9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02" calcext:value-type="float">
            <text:p>80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93" calcext:value-type="float">
            <text:p>39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4" calcext:value-type="float">
            <text:p>81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93" calcext:value-type="float">
            <text:p>39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12" calcext:value-type="float">
            <text:p><text:s/>－1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95" calcext:value-type="float">
            <text:p>89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134" calcext:value-type="float">
            <text:p>134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428" calcext:value-type="float">
            <text:p>428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92" calcext:value-type="float">
            <text:p>892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428" calcext:value-type="float">
            <text:p>42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3" calcext:value-type="float">
            <text:p>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855" calcext:value-type="float">
            <text:p>1,85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4" calcext:value-type="float">
            <text:p>524</text:p>
          </table:table-cell>
          <table:table-cell table:style-name="ce42" office:value-type="float" office:value="764" calcext:value-type="float">
            <text:p>76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46" calcext:value-type="float">
            <text:p>1,946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7" calcext:value-type="float">
            <text:p>637</text:p>
          </table:table-cell>
          <table:table-cell table:style-name="ce42" office:value-type="float" office:value="764" calcext:value-type="float">
            <text:p>76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91" calcext:value-type="float">
            <text:p><text:s/>－9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34" calcext:value-type="float">
            <text:p>834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2" table:style-name="ce43" office:value-type="float" office:value="56" calcext:value-type="float">
            <text:p>5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3" calcext:value-type="float">
            <text:p>86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334" calcext:value-type="float">
            <text:p>33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9" calcext:value-type="float">
            <text:p><text:s/>－29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21" calcext:value-type="float">
            <text:p>1,021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2"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94" calcext:value-type="float">
            <text:p>294</text:p>
          </table:table-cell>
          <table:table-cell table:style-name="ce44" office:value-type="float" office:value="430" calcext:value-type="float">
            <text:p>43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83" calcext:value-type="float">
            <text:p>1,083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64" calcext:value-type="float">
            <text:p>364</text:p>
          </table:table-cell>
          <table:table-cell table:style-name="ce44" office:value-type="float" office:value="430" calcext:value-type="float">
            <text:p>43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62" calcext:value-type="float">
            <text:p><text:s/>－62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038" calcext:value-type="float">
            <text:p>1,03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309" calcext:value-type="float">
            <text:p>30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35" calcext:value-type="float">
            <text:p>1,13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6" calcext:value-type="float">
            <text:p>466</text:p>
          </table:table-cell>
          <table:table-cell table:style-name="ce42" office:value-type="float" office:value="309" calcext:value-type="float">
            <text:p>309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2" office:value-type="float" office:value="-97" calcext:value-type="float">
            <text:p><text:s/>－9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67" calcext:value-type="float">
            <text:p>46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3" calcext:value-type="float">
            <text:p>49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6" calcext:value-type="float">
            <text:p>206</text:p>
          </table:table-cell>
          <table:table-cell table:style-name="ce43" office:value-type="float" office:value="132" calcext:value-type="float">
            <text:p>13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6" calcext:value-type="float">
            <text:p><text:s/>－26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71" calcext:value-type="float">
            <text:p>57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6" calcext:value-type="float">
            <text:p>216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42" calcext:value-type="float">
            <text:p>642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0" calcext:value-type="float">
            <text:p>260</text:p>
          </table:table-cell>
          <table:table-cell table:style-name="ce44" office:value-type="float" office:value="177" calcext:value-type="float">
            <text:p>177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63" office:value-type="float" office:value="-71" calcext:value-type="float">
            <text:p><text:s/>－71</text:p>
          </table:table-cell>
          <table:table-cell table:style-name="ce68" table:number-columns-repeated="991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6" office:value-type="float" office:value="1255" calcext:value-type="float">
            <text:p>1,25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14" calcext:value-type="float">
            <text:p>314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178" calcext:value-type="float">
            <text:p>17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52" calcext:value-type="float">
            <text:p>65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70" calcext:value-type="float">
            <text:p>7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60" office:value-type="float" office:value="603" calcext:value-type="float">
            <text:p>603</text:p>
          </table:table-cell>
          <table:table-cell table:style-name="ce68" table:number-columns-repeated="991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653" calcext:value-type="float">
            <text:p>65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94" calcext:value-type="float">
            <text:p>9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6" calcext:value-type="float">
            <text:p>3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325" calcext:value-type="float">
            <text:p>32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602" calcext:value-type="float">
            <text:p>60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84" calcext:value-type="float">
            <text:p>8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4" calcext:value-type="float">
            <text:p>32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8" calcext:value-type="float">
            <text:p>11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278" calcext:value-type="float">
            <text:p>278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41" calcext:value-type="float">
            <text:p>1,14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58" calcext:value-type="float">
            <text:p>15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1" calcext:value-type="float">
            <text:p>55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51" calcext:value-type="float">
            <text:p>5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590" calcext:value-type="float">
            <text:p>590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92" calcext:value-type="float">
            <text:p>59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81" calcext:value-type="float">
            <text:p>8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3" calcext:value-type="float">
            <text:p>12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324" calcext:value-type="float">
            <text:p>32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49" calcext:value-type="float">
            <text:p>54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42" calcext:value-type="float">
            <text:p>142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77" calcext:value-type="float">
            <text:p>7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3" calcext:value-type="float">
            <text:p>283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12" calcext:value-type="float">
            <text:p>11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266" calcext:value-type="float">
            <text:p>266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13" calcext:value-type="float">
            <text:p>1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" calcext:value-type="float">
            <text:p>1</text:p>
          </table:table-cell>
          <table:table-cell table:style-name="ce68" table:number-columns-repeated="991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2" calcext:value-type="float">
            <text:p>12</text:p>
          </table:table-cell>
          <table:table-cell table:style-name="ce68" table:number-columns-repeated="991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7"/>
          <table:table-cell table:style-name="ce52" table:number-columns-repeated="4"/>
          <table:table-cell table:style-name="ce65" office:value-type="string" calcext:value-type="string">
            <text:p>內政部戶政司 民國104年9月4日編製</text:p>
          </table:table-cell>
          <table:table-cell table:number-columns-repeated="991"/>
        </table:table-row>
        <table:table-row table:style-name="ro5" table:number-rows-repeated="2">
          <table:table-cell table:style-name="ce17"/>
          <table:table-cell table:number-columns-repeated="1023"/>
        </table:table-row>
        <table:table-row table:style-name="ro5">
          <table:table-cell table:style-name="ce18"/>
          <table:table-cell table:number-columns-repeated="31"/>
          <table:table-cell table:style-name="ce66"/>
          <table:table-cell table:number-columns-repeated="991"/>
        </table:table-row>
        <table:table-row table:style-name="ro5">
          <table:table-cell table:style-name="ce18"/>
          <table:table-cell table:number-columns-repeated="31"/>
          <table:table-cell table:style-name="ce67"/>
          <table:table-cell table:number-columns-repeated="991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G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G$82"/>
          <table:named-range table:name="Print_Area_MI" table:base-cell-address="$遷徙.$A$1" table:cell-range-address="$遷徙.$A$3:.$U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%E6%96%B0%E8%A1%A8%E8%99%9F02,07~11-%E9%80%A3%E7%B5%90(%E5%85%AC%E5%BC%8F)%E6%AA%94104.8.xls'#$''.$G$5]"/>
        <table:named-expression table:name="出生" table:base-cell-address="$遷徙.$A$1" table:expression="['file:///D:/123/c62/%E6%96%B0%E8%A1%A8%E8%99%9F02,07~11-%E9%80%A3%E7%B5%90(%E5%85%AC%E5%BC%8F)%E6%AA%94104.8.xls'#$''.$V$14:.$V$34]"/>
        <table:named-expression table:name="月底人口數" table:base-cell-address="$遷徙.$A$1" table:expression="['file:///D:/123/c62/%E6%96%B0%E8%A1%A8%E8%99%9F02,07~11-%E9%80%A3%E7%B5%90(%E5%85%AC%E5%BC%8F)%E6%AA%94104.8.xls'#$''.$AT$14:.$AU$34]"/>
        <table:named-expression table:name="死亡" table:base-cell-address="$遷徙.$A$1" table:expression="['file:///D:/123/c62/%E6%96%B0%E8%A1%A8%E8%99%9F02,07~11-%E9%80%A3%E7%B5%90(%E5%85%AC%E5%BC%8F)%E6%AA%94104.8.xls'#$''.$Y$14:.$Y$34]"/>
        <table:named-expression table:name="結婚" table:base-cell-address="$遷徙.$A$1" table:expression="['file:///D:/123/c62/%E6%96%B0%E8%A1%A8%E8%99%9F02,07~11-%E9%80%A3%E7%B5%90(%E5%85%AC%E5%BC%8F)%E6%AA%94104.8.xls'#$''.$L$14:.$L$34]"/>
        <table:named-expression table:name="鄰數戶數" table:base-cell-address="$遷徙.$A$1" table:expression="['file:///D:/123/c62/%E6%96%B0%E8%A1%A8%E8%99%9F02,07~11-%E9%80%A3%E7%B5%90(%E5%85%AC%E5%BC%8F)%E6%AA%94104.8.xls'#$''.$AQ$14:.$AR$34]"/>
        <table:named-expression table:name="離婚" table:base-cell-address="$遷徙.$A$1" table:expression="['file:///D:/123/c62/%E6%96%B0%E8%A1%A8%E8%99%9F02,07~11-%E9%80%A3%E7%B5%90(%E5%85%AC%E5%BC%8F)%E6%AA%94104.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9-04T13:18:48</meta:creation-date>
    <dc:creator>溫麗華</dc:creator>
    <dc:date>2015-09-04T13:19:47</dc:date>
    <meta:document-statistic meta:table-count="1" meta:cell-count="2468" meta:object-count="0"/>
    <meta:generator>LibreOffice/5.0.5.2$Windows_x86 LibreOffice_project/55b006a02d247b5f7215fc6ea0fde844b30035b3</meta:generator>
  </office:meta>
</office:document-meta>
</file>